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ities</text:p>
          </table:table-cell>
          <table:table-cell table:style-name="ce1" office:value-type="string" calcext:value-type="string">
            <text:p>Held Karp ms</text:p>
          </table:table-cell>
          <table:table-cell table:style-name="ce1" office:value-type="string" calcext:value-type="string">
            <text:p>Local search ms</text:p>
          </table:table-cell>
          <table:table-cell table:style-name="ce1" office:value-type="string" calcext:value-type="string">
            <text:p>Held Karp Path</text:p>
          </table:table-cell>
          <table:table-cell table:style-name="ce1" office:value-type="string" calcext:value-type="string">
            <text:p>Local Search Path</text:p>
          </table:table-cell>
          <table:table-cell table:number-columns-repeated="2"/>
          <table:table-cell>
            <draw:frame table:end-cell-address="test.N18" table:end-x="68.8pt" table:end-y="10.49pt" draw:z-index="0" draw:name="Chart 1" draw:style-name="gr1" draw:text-style-name="P1" svg:width="449.97pt" svg:height="278.22pt" svg:x="39.74pt" svg:y="0pt">
              <draw:object draw:notify-on-update-of-ranges="test.A2:test.A13 test.B1:test.B1 test.B2:test.B13 test.C1:test.C1 test.C2:test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21859999999981" calcext:value-type="float">
            <text:p>0.092185999999998</text:p>
          </table:table-cell>
          <table:table-cell table:style-name="ce1" office:value-type="float" office:value="0.367267000000005" calcext:value-type="float">
            <text:p>0.367267000000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9420999999996" calcext:value-type="float">
            <text:p>0.329420999999996</text:p>
          </table:table-cell>
          <table:table-cell table:style-name="ce1" office:value-type="float" office:value="0.230250999999995" calcext:value-type="float">
            <text:p>0.23025099999999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295549000000008" calcext:value-type="float">
            <text:p>0.295549000000008</text:p>
          </table:table-cell>
          <table:table-cell table:style-name="ce1" office:value-type="float" office:value="0.194734999999994" calcext:value-type="float">
            <text:p>0.19473499999999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517478000000011" calcext:value-type="float">
            <text:p>0.517478000000011</text:p>
          </table:table-cell>
          <table:table-cell table:style-name="ce1" office:value-type="float" office:value="0.132679999999993" calcext:value-type="float">
            <text:p>0.13267999999999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.47398899999998" calcext:value-type="float">
            <text:p>2.47398899999998</text:p>
          </table:table-cell>
          <table:table-cell table:style-name="ce1" office:value-type="float" office:value="0.335765000000009" calcext:value-type="float">
            <text:p>0.335765000000009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/>
          <table:table-cell>
            <draw:frame table:end-cell-address="test.M24" table:end-x="45.58pt" table:end-y="5.98pt" draw:z-index="1" draw:name="Chart 2" draw:style-name="gr1" draw:text-style-name="P1" svg:width="449.97pt" svg:height="278.22pt" svg:x="16.5pt" svg:y="11.25pt">
              <draw:object draw:notify-on-update-of-ranges="test.A2:test.A13 test.D1:test.D1 test.D2:test.D13 test.E1:test.E1 test.E2:test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.7162439999999" calcext:value-type="float">
            <text:p>12.7162439999999</text:p>
          </table:table-cell>
          <table:table-cell table:style-name="ce1" office:value-type="float" office:value="0.37805200000001" calcext:value-type="float">
            <text:p>0.3780520000000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1.6118319999999" calcext:value-type="float">
            <text:p>51.6118319999999</text:p>
          </table:table-cell>
          <table:table-cell table:style-name="ce1" office:value-type="float" office:value="0.116056999999983" calcext:value-type="float">
            <text:p>0.11605699999998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74.579281999999" calcext:value-type="float">
            <text:p>174.579281999999</text:p>
          </table:table-cell>
          <table:table-cell table:style-name="ce1" office:value-type="float" office:value="0.280051999999955" calcext:value-type="float">
            <text:p>0.28005199999995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525.408551" calcext:value-type="float">
            <text:p>1525.408551</text:p>
          </table:table-cell>
          <table:table-cell table:style-name="ce1" office:value-type="float" office:value="0.139350000000149" calcext:value-type="float">
            <text:p>0.13935000000014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150.5011189999" calcext:value-type="float">
            <text:p>15150.5011189999</text:p>
          </table:table-cell>
          <table:table-cell table:style-name="ce1" office:value-type="float" office:value="0.259228999999322" calcext:value-type="float">
            <text:p>0.25922899999932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0005.729714" calcext:value-type="float">
            <text:p>140005.729714</text:p>
          </table:table-cell>
          <table:table-cell table:style-name="ce1" office:value-type="float" office:value="0.124451999989105" calcext:value-type="float">
            <text:p>0.12445199998910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37033.77122899" calcext:value-type="float">
            <text:p>1737033.77122899</text:p>
          </table:table-cell>
          <table:table-cell table:style-name="ce1" office:value-type="float" office:value="0.165028000017628" calcext:value-type="float">
            <text:p>0.1650280000176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991cm" svg:y="4.36cm" style:legend-expansion="high" chart:style-name="ch2"/>
        <chart:plot-area chart:style-name="ch3" table:cell-range-address="test.A1:test.C13" chart:data-source-has-labels="both" svg:x="0.317cm" svg:y="0.196cm" svg:width="11.357cm" svg:height="8.394cm">
          <chartooo:coordinate-region svg:x="1.529cm" svg:y="0.395cm" svg:width="9.773cm" svg:height="7.698cm"/>
          <chart:axis chart:dimension="x" chart:name="primary-x" chart:style-name="ch4" chartooo:axis-type="text">
            <chart:title svg:x="5.494cm" svg:y="8.787cm" chart:style-name="ch5">
              <text:p>Cities</text:p>
            </chart:title>
            <chart:categories table:cell-range-address="test.A2:test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.B2:test.B13" chart:label-cell-address="test.B1:test.B1" chart:class="chart:line">
            <chart:data-point chart:repeated="12"/>
          </chart:series>
          <chart:series chart:style-name="ch9" chart:values-cell-range-address="test.C2:test.C13" chart:label-cell-address="test.C1:test.C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d Karp ms</text:p>
                <draw:g>
                  <svg:desc>test.B1:test.B1</svg:desc>
                </draw:g>
              </table:table-cell>
              <table:table-cell office:value-type="string">
                <text:p>Local search ms</text:p>
                <draw:g>
                  <svg:desc>test.C1:test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est.A2:test.A13</svg:desc>
                </draw:g>
              </table:table-cell>
              <table:table-cell office:value-type="float" office:value="0.0921859999999981">
                <text:p>0.0921859999999981</text:p>
                <draw:g>
                  <svg:desc>test.B2:test.B13</svg:desc>
                </draw:g>
              </table:table-cell>
              <table:table-cell office:value-type="float" office:value="0.367267000000005">
                <text:p>0.367267000000005</text:p>
                <draw:g>
                  <svg:desc>test.C2:test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9420999999996">
                <text:p>0.329420999999996</text:p>
              </table:table-cell>
              <table:table-cell office:value-type="float" office:value="0.230250999999995">
                <text:p>0.2302509999999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5549000000008">
                <text:p>0.295549000000008</text:p>
              </table:table-cell>
              <table:table-cell office:value-type="float" office:value="0.194734999999994">
                <text:p>0.1947349999999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7478000000011">
                <text:p>0.517478000000011</text:p>
              </table:table-cell>
              <table:table-cell office:value-type="float" office:value="0.132679999999993">
                <text:p>0.1326799999999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7398899999998">
                <text:p>2.47398899999998</text:p>
              </table:table-cell>
              <table:table-cell office:value-type="float" office:value="0.335765000000009">
                <text:p>0.3357650000000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7162439999999">
                <text:p>12.7162439999999</text:p>
              </table:table-cell>
              <table:table-cell office:value-type="float" office:value="0.37805200000001">
                <text:p>0.37805200000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6118319999999">
                <text:p>51.6118319999999</text:p>
              </table:table-cell>
              <table:table-cell office:value-type="float" office:value="0.116056999999983">
                <text:p>0.1160569999999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4.579281999999">
                <text:p>174.579281999999</text:p>
              </table:table-cell>
              <table:table-cell office:value-type="float" office:value="0.280051999999955">
                <text:p>0.2800519999999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25.408551">
                <text:p>1525.408551</text:p>
              </table:table-cell>
              <table:table-cell office:value-type="float" office:value="0.139350000000149">
                <text:p>0.139350000000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150.5011189999">
                <text:p>15150.5011189999</text:p>
              </table:table-cell>
              <table:table-cell office:value-type="float" office:value="0.259228999999322">
                <text:p>0.2592289999993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005.729714">
                <text:p>140005.729714</text:p>
              </table:table-cell>
              <table:table-cell office:value-type="float" office:value="0.124451999989105">
                <text:p>0.1244519999891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37033.77122899">
                <text:p>1737033.77122899</text:p>
              </table:table-cell>
              <table:table-cell office:value-type="float" office:value="0.165028000017628">
                <text:p>0.165028000017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7cm" svg:y="4.36cm" style:legend-expansion="high" chart:style-name="ch2"/>
        <chart:plot-area chart:style-name="ch3" table:cell-range-address="test.A2:test.A13 test.D1:test.E13" chart:data-source-has-labels="both" svg:x="0.317cm" svg:y="0.196cm" svg:width="11.066cm" svg:height="8.394cm">
          <chartooo:coordinate-region svg:x="0.788cm" svg:y="0.395cm" svg:width="10.222cm" svg:height="7.698cm"/>
          <chart:axis chart:dimension="x" chart:name="primary-x" chart:style-name="ch4" chartooo:axis-type="text">
            <chart:title svg:x="5.349cm" svg:y="8.787cm" chart:style-name="ch5">
              <text:p>Cities</text:p>
            </chart:title>
            <chart:categories table:cell-range-address="test.A2:test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.D2:test.D13" chart:label-cell-address="test.D1:test.D1" chart:class="chart:line">
            <chart:data-point chart:repeated="12"/>
          </chart:series>
          <chart:series chart:style-name="ch9" chart:values-cell-range-address="test.E2:test.E13" chart:label-cell-address="test.E1:test.E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d Karp Path</text:p>
                <draw:g>
                  <svg:desc>test.D1:test.D1</svg:desc>
                </draw:g>
              </table:table-cell>
              <table:table-cell office:value-type="string">
                <text:p>Local Search Path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est.A2:test.A13</svg:desc>
                </draw:g>
              </table:table-cell>
              <table:table-cell office:value-type="float" office:value="0">
                <text:p>0</text:p>
                <draw:g>
                  <svg:desc>test.D2:test.D13</svg:desc>
                </draw:g>
              </table:table-cell>
              <table:table-cell office:value-type="float" office:value="0">
                <text:p>0</text:p>
                <draw:g>
                  <svg:desc>test.E2:test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